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1b26" fo:padding-left="0.1389in" fo:padding-right="0.1389in" fo:padding-top="0.0694in" fo:padding-bottom="0.0694in" fo:border="0.1pt solid #cbd5e1">
        <style:background-image/>
      </style:table-cell-properties>
    </style:style>
    <style:style style:name="P1" style:family="paragraph" style:parent-style-name="Standard">
      <style:paragraph-properties fo:margin-top="0in" fo:margin-bottom="0.028in" style:contextual-spacing="false" fo:text-align="center" style:justify-single-word="false"/>
      <style:text-properties fo:color="#1a1b26" loext:opacity="100%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in" fo:margin-bottom="0.028in" style:contextual-spacing="false" fo:text-align="center" style:justify-single-word="false"/>
      <style:text-properties fo:color="#d41b2c" loext:opacity="100%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in" fo:margin-bottom="0.0835in" style:contextual-spacing="false" fo:text-align="center" style:justify-single-word="false"/>
      <style:text-properties fo:color="#64748b" loext:opacity="100%" fo:font-size="8.5pt" style:font-size-asian="8.5pt" style:font-size-complex="8.5pt"/>
    </style:style>
    <style:style style:name="P4" style:family="paragraph" style:parent-style-name="Standard">
      <style:paragraph-properties fo:margin-top="0in" fo:margin-bottom="0.0417in" style:contextual-spacing="false"/>
      <style:text-properties fo:color="#475569" loext:opacity="100%" fo:font-size="10pt" style:font-size-asian="10pt" style:font-size-complex="10pt"/>
    </style:style>
    <style:style style:name="P5" style:family="paragraph" style:parent-style-name="List_20_Paragraph" style:list-style-name="WWNum2">
      <style:paragraph-properties fo:margin-top="0in" fo:margin-bottom="0.028in" style:contextual-spacing="false"/>
    </style:style>
    <style:style style:name="P6" style:family="paragraph" style:parent-style-name="List_20_Paragraph" style:list-style-name="WWNum2">
      <style:paragraph-properties fo:margin-top="0in" fo:margin-bottom="0.0417in" style:contextual-spacing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.0138in" fo:margin-bottom="0.0138in" style:contextual-spacing="false"/>
      <style:text-properties fo:color="#c8d3f5" loext:opacity="100%" style:font-name="Consolas" fo:font-size="9pt" style:font-name-asian="Consolas1" style:font-size-asian="9pt" style:font-name-complex="Consolas1" style:font-size-complex="9pt"/>
    </style:style>
    <style:style style:name="P8" style:family="paragraph" style:parent-style-name="Standard">
      <style:paragraph-properties fo:margin-top="0.139in" fo:margin-bottom="0in" style:contextual-spacing="false"/>
    </style:style>
    <style:style style:name="P9" style:family="paragraph" style:parent-style-name="List_20_Paragraph" style:list-style-name="WWNum2">
      <style:paragraph-properties fo:margin-top="0in" fo:margin-bottom="0.0417in" style:contextual-spacing="false"/>
    </style:style>
    <style:style style:name="P10" style:family="paragraph" style:parent-style-name="Standard">
      <style:paragraph-properties fo:margin-top="0.0693in" fo:margin-bottom="0in" style:contextual-spacing="false"/>
    </style:style>
    <style:style style:name="P11" style:family="paragraph" style:parent-style-name="Standard">
      <style:paragraph-properties fo:margin-top="0.028in" fo:margin-bottom="0.0417in" style:contextual-spacing="false"/>
    </style:style>
    <style:style style:name="P12" style:family="paragraph" style:parent-style-name="List_20_Paragraph" style:list-style-name="WWNum3">
      <style:paragraph-properties fo:margin-top="0in" fo:margin-bottom="0.0209in" style:contextual-spacing="false"/>
      <style:text-properties fo:font-size="10pt" style:font-size-asian="10pt" style:font-size-complex="10pt"/>
    </style:style>
    <style:style style:name="P13" style:family="paragraph" style:parent-style-name="List_20_Paragraph" style:list-style-name="WWNum3">
      <style:paragraph-properties fo:margin-top="0in" fo:margin-bottom="0.0209in" style:contextual-spacing="false"/>
    </style:style>
    <style:style style:name="P14" style:family="paragraph" style:parent-style-name="List_20_Paragraph" style:list-style-name="WWNum3">
      <style:paragraph-properties fo:margin-top="0in" fo:margin-bottom="0.0417in" style:contextual-spacing="false"/>
    </style:style>
    <style:style style:name="P15" style:family="paragraph" style:parent-style-name="Standard">
      <style:paragraph-properties fo:margin-top="0in" fo:margin-bottom="0.0417in" style:contextual-spacing="false"/>
    </style:style>
    <style:style style:name="P16" style:family="paragraph" style:parent-style-name="Standard">
      <style:paragraph-properties fo:margin-top="0.0138in" fo:margin-bottom="0.0138in" style:contextual-spacing="false"/>
      <style:text-properties fo:color="#6b7b8d" loext:opacity="100%"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paragraph-properties fo:margin-top="0.111in" fo:margin-bottom="0in" style:contextual-spacing="false"/>
    </style:style>
    <style:style style:name="P18" style:family="paragraph" style:parent-style-name="List_20_Paragraph" style:list-style-name="WWNum3">
      <style:paragraph-properties fo:margin-top="0in" fo:margin-bottom="0.0417in" style:contextual-spacing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209in" style:contextual-spacing="false"/>
      <style:text-properties fo:font-size="10pt" style:font-size-asian="10pt" style:font-size-complex="10pt"/>
    </style:style>
    <style:style style:name="P20" style:family="paragraph" style:parent-style-name="List_20_Paragraph" style:list-style-name="WWNum2">
      <style:paragraph-properties fo:margin-top="0in" fo:margin-bottom="0.0209in" style:contextual-spacing="false"/>
      <style:text-properties fo:font-size="10pt" style:font-size-asian="10pt" style:font-size-complex="10pt"/>
    </style:style>
    <style:style style:name="P21" style:family="paragraph" style:parent-style-name="List_20_Paragraph" style:list-style-name="WWNum2">
      <style:paragraph-properties fo:margin-top="0in" fo:margin-bottom="0.0209in" style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c3354" loext:opacity="100%"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5966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6" style:family="text">
      <style:text-properties fo:color="#0c3354" loext:opacity="100%" style:font-name="Consolas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7" style:family="text">
      <style:text-properties fo:color="#ea580c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475569" loext:opacity="100%" fo:font-size="10pt" style:font-size-asian="10pt" style:font-size-complex="10pt"/>
    </style:style>
    <style:style style:name="T9" style:family="text">
      <style:text-properties fo:color="#d41b2c" loext:opacity="100%" style:font-name="Consolas" fo:font-size="11pt" fo:font-weight="bold" style:font-name-asian="Consolas1" style:font-size-asian="11pt" style:font-weight-asian="bold" style:font-name-complex="Consolas1" style:font-size-complex="11pt" style:font-weight-complex="bold"/>
    </style:style>
    <style:style style:name="T10" style:family="text">
      <style:text-properties fo:font-size="10pt" fo:font-weight="bold" officeooo:rsid="00177c57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for Data Analysis &amp; Automation</text:p>
      <text:p text:style-name="P2">GitHub &amp; Google Colab Setup Guide</text:p>
      <text:p text:style-name="P3">Abdullah Al Bashit, PhD <text:s/>| <text:s/>Dept. of Bioengineering, Northeastern University <text:s/>| <text:s/>March 27, 2026</text:p>
      <text:h text:style-name="Heading_20_1" text:outline-level="1">1. Download Files from GitHub</text:h>
      <text:p text:style-name="P4">All workshop files are hosted on GitHub.</text:p>
      <text:list text:style-name="WWNum2">
        <text:list-item text:start-value="1">
          <text:p text:style-name="P5"><text:span text:style-name="T1">Go to: </text:span><text:span text:style-name="T2">github.com/abdullah-al-bashit/TSS-2026</text:span></text:p>
        </text:list-item>
        <text:list-item>
          <text:p text:style-name="P5"><text:span text:style-name="T1">Click into the folder: </text:span><text:span text:style-name="T3">Python for Data Analysis and Automation</text:span></text:p>
        </text:list-item>
        <text:list-item>
          <text:p text:style-name="P5"><text:span text:style-name="T1">Download each file: click the file → click </text:span><text:span text:style-name="T3">⬇ Download</text:span><text:span text:style-name="T1"> Or download the whole repo: green </text:span><text:span text:style-name="T4">&lt;&gt; Code</text:span><text:span text:style-name="T1"> button → </text:span><text:span text:style-name="T3">Download ZIP</text:span></text:p>
        </text:list-item>
        <text:list-item>
          <text:p text:style-name="P6">You should have these files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ython for Data Analysis and Automation/</text:p>
            <text:p text:style-name="P7"><text:s text:c="2"/>├─ qPCR_pipeline.ipynb <text:s text:c="9"/># Jupyter notebook</text:p>
            <text:p text:style-name="P7"><text:s text:c="2"/>├─ Sample_Data.ods <text:s text:c="14"/># Data file (has hidden issues!)</text:p>
            <text:p text:style-name="P7"><text:s text:c="2"/>├─ github_colab_instruction.odt <text:s/># This setup guide</text:p>
            <text:p text:style-name="P7"><text:s text:c="2"/>├─ python_quick_reference.odt <text:s text:c="3"/># Python cheat sheet</text:p>
            <text:p text:style-name="P7"><text:s text:c="2"/>└─ exercise_overview.odt <text:s text:c="9"/># Exercise steps + troubleshooting</text:p>
          </table:table-cell>
        </table:table-row>
      </table:table>
      <text:p text:style-name="P8"/>
      <text:h text:style-name="Heading_20_1" text:outline-level="1">2. Open the Notebook in Google Colab</text:h>
      <text:h text:style-name="Heading_20_3" text:outline-level="3">Option A: Upload from your computer</text:h>
      <text:list text:continue-numbering="true" text:style-name="WWNum2">
        <text:list-item>
          <text:p text:style-name="P5"><text:span text:style-name="T1">Go to: </text:span><text:span text:style-name="T2">colab.research.google.com</text:span></text:p>
        </text:list-item>
        <text:list-item>
          <text:p text:style-name="P5"><text:span text:style-name="T1">Click </text:span><text:span text:style-name="T3">Upload</text:span><text:span text:style-name="T1"> tab → choose </text:span><text:span text:style-name="T5">qPCR_pipeline.ipynb</text:span></text:p>
        </text:list-item>
        <text:list-item>
          <text:p text:style-name="P6">The notebook opens with all cells ready to run</text:p>
        </text:list-item>
      </text:list>
      <text:h text:style-name="Heading_20_3" text:outline-level="3">Option B: Open directly from GitHub</text:h>
      <text:list text:continue-numbering="true" text:style-name="WWNum2">
        <text:list-item>
          <text:p text:style-name="P5"><text:span text:style-name="T1">Go to: </text:span><text:span text:style-name="T2">colab.research.google.com</text:span></text:p>
        </text:list-item>
        <text:list-item>
          <text:p text:style-name="P5"><text:span text:style-name="T1">Click the </text:span><text:span text:style-name="T3">GitHub</text:span><text:span text:style-name="T1"> tab</text:span></text:p>
        </text:list-item>
        <text:list-item>
          <text:p text:style-name="P5"><text:span text:style-name="T1">Paste: </text:span><text:span text:style-name="T6">abdullah-al-bashit/TSS-2026</text:span></text:p>
        </text:list-item>
        <text:list-item>
          <text:p text:style-name="P9"><text:span text:style-name="T1">Select </text:span><text:span text:style-name="T5">qPCR_pipeline.ipynb</text:span><text:span text:style-name="T1"> from the file list</text:span></text:p>
        </text:list-item>
      </text:list>
      <text:p text:style-name="P10"/>
      <text:h text:style-name="Heading_20_1" text:outline-level="1">3. Upload the Data File</text:h>
      <text:list xml:id="list192202392131087" text:continue-numbering="true" text:style-name="WWNum2">
        <text:list-item>
          <text:p text:style-name="P5"><text:span text:style-name="T1">In the left sidebar, click the </text:span><text:span text:style-name="T3">📁 folder icon</text:span><text:span text:style-name="T1"> (Files panel)</text:span></text:p>
        </text:list-item>
        <text:list-item>
          <text:p text:style-name="P5"><text:span text:style-name="T1">Click the </text:span><text:span text:style-name="T3">⬆ Upload</text:span><text:span text:style-name="T1"> button</text:span></text:p>
        </text:list-item>
        <text:list-item>
          <text:p text:style-name="P5"><text:span text:style-name="T1">Select </text:span><text:span text:style-name="T5">Sample_Data.ods</text:span></text:p>
        </text:list-item>
        <text:list-item>
          <text:p text:style-name="P6">Wait until the file appears in the panel</text:p>
        </text:list-item>
      </text:list>
      <text:p text:style-name="P11"><text:span text:style-name="T7">⚠️ Important: </text:span><text:span text:style-name="T8">Colab files are temporary! If you disconnect, re-upload Sample_Data.ods. Your notebook auto-saves to Google Drive.</text:span></text:p>
      <text:p text:style-name="P10"/>
      <text:h text:style-name="Heading_20_1" text:outline-level="1">4. How to Use Google Colab</text:h>
      <text:h text:style-name="Heading_20_3" text:outline-level="3">Running a cell</text:h>
      <text:list text:style-name="WWNum3">
        <text:list-item text:start-value="1">
          <text:p text:style-name="P12">Click on a cell to select it (blue border appears)</text:p>
        </text:list-item>
        <text:list-item>
          <text:p text:style-name="P13"><text:soft-page-break/><text:span text:style-name="T1">Press </text:span><text:span text:style-name="T3">Shift + Enter</text:span><text:span text:style-name="T1"> to run it and move to the next cell</text:span></text:p>
        </text:list-item>
        <text:list-item>
          <text:p text:style-name="P13"><text:span text:style-name="T1">Or click the </text:span><text:span text:style-name="T3">▶ Play button</text:span><text:span text:style-name="T1"> on the left side of the cell</text:span></text:p>
        </text:list-item>
        <text:list-item>
          <text:p text:style-name="P14"><text:span text:style-name="T1">A number like </text:span><text:span text:style-name="T5">[3]</text:span><text:span text:style-name="T1"> appears when it finishes running</text:span></text:p>
        </text:list-item>
      </text:list>
      <text:h text:style-name="Heading_20_3" text:outline-level="3">Comments: lines Python ignores</text:h>
      <text:p text:style-name="P15"><text:span text:style-name="T1">Lines starting with </text:span><text:span text:style-name="T9">#</text:span><text:span text:style-name="T1"> are comments — Python skips them. They’re notes for humans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# This is a comment — Python ignores this line</text:p>
            <text:p text:style-name="P7">x = 5 <text:s text:c="9"/># This part after # is also a comment</text:p>
            <text:p text:style-name="P7">print(x) <text:s text:c="6"/># Only the code part runs → prints 5</text:p>
          </table:table-cell>
        </table:table-row>
      </table:table>
      <text:p text:style-name="P17"/>
      <text:h text:style-name="Heading_20_3" text:outline-level="3">Commenting / uncommenting code</text:h>
      <text:p text:style-name="P15"><text:span text:style-name="T1">Add </text:span><text:span text:style-name="T9">#</text:span><text:span text:style-name="T1"> to disable a line. Remove it to re-enable. </text:span><text:span text:style-name="T3">Shortcut: select lines → Ctrl + /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print("This line runs")</text:p>
            <text:p text:style-name="P16"># print("This line is commented out")</text:p>
            <text:p text:style-name="P7">print("This line also runs")</text:p>
          </table:table-cell>
        </table:table-row>
      </table:table>
      <text:p text:style-name="P17"/>
      <text:h text:style-name="Heading_20_3" text:outline-level="3">Restarting if things go wrong</text:h>
      <text:list text:continue-numbering="true" text:style-name="WWNum3">
        <text:list-item>
          <text:p text:style-name="P13"><text:span text:style-name="T1">Menu: </text:span><text:span text:style-name="T3">Runtime → Restart </text:span><text:span text:style-name="T10">session </text:span><text:span text:style-name="T3">and run all</text:span></text:p>
        </text:list-item>
        <text:list-item>
          <text:p text:style-name="P18">This clears all variables and re-runs every cell from the top</text:p>
        </text:list-item>
      </text:list>
      <text:p text:style-name="P17"/>
      <text:h text:style-name="Heading_20_3" text:outline-level="3">Re-uploading after fixing the .ods file</text:h>
      <text:p text:style-name="P19">When the exercise asks you to fix Sample_Data.ods:</text:p>
      <text:list text:continue-list="list192202392131087" text:style-name="WWNum2">
        <text:list-item>
          <text:p text:style-name="P20">Download it from Colab (right-click → Download) or use your local copy</text:p>
        </text:list-item>
        <text:list-item>
          <text:p text:style-name="P20">Open in LibreOffice/Excel, fix the value, save</text:p>
        </text:list-item>
        <text:list-item>
          <text:p text:style-name="P21"><text:span text:style-name="T1">Re-upload the fixed file to Colab (same upload steps as before)</text:span></text:p>
        </text:list-item>
        <text:list-item>
          <text:p text:style-name="P9"><text:span text:style-name="T1">Re-run the notebook cells from the </text:span><text:span text:style-name="T5">pd.read_excel()</text:span><text:span text:style-name="T1"> cell onwar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1665in" fo:margin-bottom="0.0835in" style:contextual-spacing="false"/>
      <style:text-properties fo:color="#1a1b26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1665in" fo:margin-bottom="0.0693in" style:contextual-spacing="false"/>
      <style:text-properties fo:color="#d41b2c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139in" fo:margin-bottom="0.0555in" style:contextual-spacing="false"/>
      <style:text-properties fo:color="#0c335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-named</meta:initial-creator>
    <meta:editing-cycles>2</meta:editing-cycles>
    <meta:creation-date>2026-03-03T00:07:42.929000000</meta:creation-date>
    <dc:date>2026-03-02T19:17:11.933497000</dc:date>
    <meta:generator>LibreOffice/26.2.1.2$MacOSX_AARCH64 LibreOffice_project/8399f6259d8c87f40e7255cdb3c9b958f5e08948</meta:generator>
    <meta:editing-duration>PT6M27S</meta:editing-duration>
    <meta:document-statistic meta:table-count="3" meta:image-count="0" meta:object-count="0" meta:page-count="2" meta:paragraph-count="56" meta:word-count="454" meta:character-count="2705" meta:non-whitespace-character-count="2265"/>
  </office:meta>
</office:document-meta>
</file>